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Type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.FileType( final String name , final boolean hasChildren , final boolean hasContent , final boolean has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.ha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.ha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